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11.7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9.149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erviço/Produt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Valor Total</text:p>
          </table:table-cell>
          <table:table-cell office:value-type="string" calcext:value-type="string">
            <text:p>Empresa/Pessoa</text:p>
          </table:table-cell>
          <table:table-cell office:value-type="string" calcext:value-type="string">
            <text:p>CNPJ ou CPF</text:p>
          </table:table-cell>
          <table:table-cell office:value-type="string" calcext:value-type="string">
            <text:p>Dados Bancár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Cooffe por dia Breaks para 270 pessoas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table:style-name="ce2" table:formula="of:=[.C2]*[.B2]" office:value-type="currency" office:currency="BRL" office:value="7560" calcext:value-type="currency">
            <text:p>R$ 7.560,00</text:p>
          </table:table-cell>
          <table:table-cell office:value-type="string" calcext:value-type="string">
            <text:p>Olimpic Lanches Ltda</text:p>
          </table:table-cell>
          <table:table-cell office:value-type="string" calcext:value-type="string">
            <text:p>03.721.493/0001-47</text:p>
          </table:table-cell>
          <table:table-cell office:value-type="string" calcext:value-type="string">
            <text:p>HSBC <text:s/>Ag: 0152 <text:s text:c="3"/>c/c: 09286-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tre de Cerimonia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ce2" table:formula="of:=[.C3]*[.B3]" office:value-type="currency" office:currency="BRL" office:value="700" calcext:value-type="currency">
            <text:p>R$ 700,00</text:p>
          </table:table-cell>
          <table:table-cell office:value-type="string" calcext:value-type="string">
            <text:p>Solange Santiago</text:p>
          </table:table-cell>
          <table:table-cell office:value-type="string" calcext:value-type="string">
            <text:p>393.513.609-97</text:p>
          </table:table-cell>
          <table:table-cell office:value-type="string" calcext:value-type="string">
            <text:p>CEF (Poupança) AG.0370 - Op 013 – Conta 00108451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ção - Escola Jr da UP</text:p>
          </table:table-cell>
          <table:table-cell table:number-columns-repeated="2"/>
          <table:table-cell table:style-name="ce2" office:value-type="currency" office:currency="BRL" office:value="2400" calcext:value-type="currency">
            <text:p>R$ 2.400,00</text:p>
          </table:table-cell>
          <table:table-cell table:number-columns-repeated="3" table:style-name="ce3" office:value-type="string" calcext:value-type="string">
            <text:p>Fa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ção ( 1 Tradutor + equipamentos )</text:p>
          </table:table-cell>
          <table:table-cell table:number-columns-repeated="2"/>
          <table:table-cell table:style-name="ce2" office:value-type="currency" office:currency="BRL" office:value="2600" calcext:value-type="currency">
            <text:p>R$ 2.600,00</text:p>
          </table:table-cell>
          <table:table-cell office:value-type="string" calcext:value-type="string">
            <text:p>Luis Javier Caballero Pierlet <text:s/>( ab traduções )</text:p>
          </table:table-cell>
          <table:table-cell office:value-type="string" calcext:value-type="string">
            <text:p>12.027.356/0001-06</text:p>
          </table:table-cell>
          <table:table-cell office:value-type="string" calcext:value-type="string">
            <text:p>Banco do Brasil AG. 1534-2 CC 28740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setas Sorteio Participantes ( 40 Unidades)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" table:formula="of:=[.C6]*[.B6]" office:value-type="currency" office:currency="BRL" office:value="4050" calcext:value-type="currency">
            <text:p>R$ 4.050,00</text:p>
          </table:table-cell>
          <table:table-cell office:value-type="string" calcext:value-type="string">
            <text:p>Camiseta Brasil Comércio Confeçção Ltda</text:p>
          </table:table-cell>
          <table:table-cell office:value-type="string" calcext:value-type="string">
            <text:p>15.496.471/0001-00</text:p>
          </table:table-cell>
          <table:table-cell office:value-type="string" calcext:value-type="string">
            <text:p>Banco Itaú <text:s/>Ag: 3835 <text:s/>C.C: 3263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s ZipZap ( 400 Unidades )</text:p>
          </table:table-cell>
          <table:table-cell table:number-columns-repeated="2"/>
          <table:table-cell table:style-name="ce2" office:value-type="currency" office:currency="BRL" office:value="1340" calcext:value-type="currency">
            <text:p>R$ 1.340,00</text:p>
          </table:table-cell>
          <table:table-cell office:value-type="string" calcext:value-type="string">
            <text:p>SIMAG</text:p>
          </table:table-cell>
          <table:table-cell table:number-columns-repeated="2" office:value-type="string" calcext:value-type="string">
            <text:p>Bol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 ZipZap ( Transportadora )</text:p>
          </table:table-cell>
          <table:table-cell table:number-columns-repeated="2"/>
          <table:table-cell table:style-name="ce2" office:value-type="currency" office:currency="BRL" office:value="200" calcext:value-type="currency">
            <text:p>R$ 200,00</text:p>
          </table:table-cell>
          <table:table-cell office:value-type="string" calcext:value-type="string">
            <text:p>SIMAG</text:p>
          </table:table-cell>
          <table:table-cell table:number-columns-repeated="2" office:value-type="string" calcext:value-type="string">
            <text:p>Bol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o de Anotações 16X20cm 50 Folhas, Capa colorida, Acabamento espiral, miolo 1 cor</text:p>
          </table:table-cell>
          <table:table-cell office:value-type="float" office:value="400" calcext:value-type="float">
            <text:p>400</text:p>
          </table:table-cell>
          <table:table-cell table:style-name="ce2" office:value-type="currency" office:currency="BRL" office:value="2.1" calcext:value-type="currency">
            <text:p>R$ 2,10</text:p>
          </table:table-cell>
          <table:table-cell table:style-name="ce2" table:formula="of:=[.C9]*[.B9]" office:value-type="currency" office:currency="BRL" office:value="840" calcext:value-type="currency">
            <text:p>R$ 840,0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200x80cm com dupla face - 4x0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BRL" office:value="80" calcext:value-type="currency">
            <text:p>R$ 80,00</text:p>
          </table:table-cell>
          <table:table-cell table:style-name="ce2" table:formula="of:=[.C10]*[.B10]" office:value-type="currency" office:currency="BRL" office:value="160" calcext:value-type="currency">
            <text:p>R$ 160,0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500x80cm com dupla face – Sala Principal - 4x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BRL" office:value="190" calcext:value-type="currency">
            <text:p>R$ 190,00</text:p>
          </table:table-cell>
          <table:table-cell table:style-name="ce2" table:formula="of:=[.C11]*[.B11]" office:value-type="currency" office:currency="BRL" office:value="190" calcext:value-type="currency">
            <text:p>R$ 190,0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340g Sem Verniz 80x150cm - 4x0</text:p>
          </table:table-cell>
          <table:table-cell office:value-type="float" office:value="14" calcext:value-type="float">
            <text:p>14</text:p>
          </table:table-cell>
          <table:table-cell table:style-name="ce2" office:value-type="currency" office:currency="BRL" office:value="57" calcext:value-type="currency">
            <text:p>R$ 57,00</text:p>
          </table:table-cell>
          <table:table-cell table:style-name="ce2" table:formula="of:=[.C12]*[.B12]" office:value-type="currency" office:currency="BRL" office:value="798" calcext:value-type="currency">
            <text:p>R$ 798,0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a Oficial – A5 frente e verso ( 4 Pág)</text:p>
          </table:table-cell>
          <table:table-cell office:value-type="float" office:value="400" calcext:value-type="float">
            <text:p>400</text:p>
          </table:table-cell>
          <table:table-cell table:style-name="ce2" office:value-type="currency" office:currency="BRL" office:value="1.2" calcext:value-type="currency">
            <text:p>R$ 1,20</text:p>
          </table:table-cell>
          <table:table-cell table:style-name="ce2" table:formula="of:=[.B13]*[.C13]" office:value-type="currency" office:currency="BRL" office:value="480" calcext:value-type="currency">
            <text:p>R$ 480,0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há 10X14,5 com cordão – 4 cores ( Modelo Participante )</text:p>
          </table:table-cell>
          <table:table-cell office:value-type="float" office:value="415" calcext:value-type="float">
            <text:p>41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4]*[.B14]" office:value-type="currency" office:currency="BRL" office:value="298.8" calcext:value-type="currency">
            <text:p>R$ 298,8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há 10X14,5 com cordão – 4 cores ( Modelo Palestrante )</text:p>
          </table:table-cell>
          <table:table-cell office:value-type="float" office:value="40" calcext:value-type="float">
            <text:p>4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5]*[.B15]" office:value-type="currency" office:currency="BRL" office:value="28.8" calcext:value-type="currency">
            <text:p>R$ 28,8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há 10X14,5 com cordão – 4 cores ( Modelo Organização )</text:p>
          </table:table-cell>
          <table:table-cell office:value-type="float" office:value="30" calcext:value-type="float">
            <text:p>3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6]*[.B16]" office:value-type="currency" office:currency="BRL" office:value="21.6" calcext:value-type="currency">
            <text:p>R$ 21,6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há 10X14,5 com cordão – 4 cores ( Modelo Patrocinador )</text:p>
          </table:table-cell>
          <table:table-cell office:value-type="float" office:value="15" calcext:value-type="float">
            <text:p>1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7]*[.B17]" office:value-type="currency" office:currency="BRL" office:value="10.8" calcext:value-type="currency">
            <text:p>R$ 10,80</text:p>
          </table:table-cell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laria ( 1 Cartucho Preto + 1 Rolos Fitas + Envelopes +Etiqueta ) <text:s/>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BRL" office:value="200" calcext:value-type="currency">
            <text:p>R$ 200,00</text:p>
          </table:table-cell>
          <table:table-cell table:style-name="ce2" table:formula="of:=[.C18]*[.B18]" office:value-type="currency" office:currency="BRL" office:value="200" calcext:value-type="currency">
            <text:p>R$ 200,00</text:p>
          </table:table-cell>
          <table:table-cell office:value-type="string" calcext:value-type="string">
            <text:p>Gisele Chemberge</text:p>
          </table:table-cell>
          <table:table-cell table:number-columns-repeated="2" office:value-type="string" calcext:value-type="string">
            <text:p>Cheque Ad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á (Palestras e Sala dos Palestrantes) caixa com 28 Unidades]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BRL" office:value="24" calcext:value-type="currency">
            <text:p>R$ 24,00</text:p>
          </table:table-cell>
          <table:table-cell table:style-name="ce2" table:formula="of:=[.C19]*[.B19]" office:value-type="currency" office:currency="BRL" office:value="72" calcext:value-type="currency">
            <text:p>R$ 72,00</text:p>
          </table:table-cell>
          <table:table-cell office:value-type="string" calcext:value-type="string">
            <text:p>Multi Aguás Ltda</text:p>
          </table:table-cell>
          <table:table-cell office:value-type="string" calcext:value-type="string">
            <text:p>11.351.508/0001-50</text:p>
          </table:table-cell>
          <table:table-cell office:value-type="string" calcext:value-type="string">
            <text:p>Banco do Brasil AG. 2920-3 CC 22935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tar dos Palestrantes ( Madalosso )</text:p>
          </table:table-cell>
          <table:table-cell office:value-type="float" office:value="50" calcext:value-type="float">
            <text:p>50</text:p>
          </table:table-cell>
          <table:table-cell table:style-name="ce2" office:value-type="currency" office:currency="BRL" office:value="45" calcext:value-type="currency">
            <text:p>R$ 45,00</text:p>
          </table:table-cell>
          <table:table-cell table:style-name="ce2" table:formula="of:=[.C20]*[.B20]" office:value-type="currency" office:currency="BRL" office:value="2250" calcext:value-type="currency">
            <text:p>R$ 2.250,00</text:p>
          </table:table-cell>
          <table:table-cell office:value-type="string" calcext:value-type="string">
            <text:p>Madalosso Ltda Eventos</text:p>
          </table:table-cell>
          <table:table-cell office:value-type="string" calcext:value-type="string">
            <text:p>76.687.656/0001-96</text:p>
          </table:table-cell>
          <table:table-cell office:value-type="string" calcext:value-type="string">
            <text:p>Bradesco AG 2248-9 CC 10915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es + Certificados Palestrantes</text:p>
          </table:table-cell>
          <table:table-cell office:value-type="float" office:value="35" calcext:value-type="float">
            <text:p>35</text:p>
          </table:table-cell>
          <table:table-cell table:style-name="ce2" office:value-type="currency" office:currency="BRL" office:value="25" calcext:value-type="currency">
            <text:p>R$ 25,00</text:p>
          </table:table-cell>
          <table:table-cell table:style-name="ce2" table:formula="of:=[.C21]*[.B21]" office:value-type="currency" office:currency="BRL" office:value="875" calcext:value-type="currency">
            <text:p>R$ 875,00</text:p>
          </table:table-cell>
          <table:table-cell office:value-type="string" calcext:value-type="string">
            <text:p>Gisele Chemberge</text:p>
          </table:table-cell>
          <table:table-cell table:number-columns-repeated="2" office:value-type="string" calcext:value-type="string">
            <text:p>Cheque Administrativ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Total de Gastos</text:p>
          </table:table-cell>
          <table:table-cell table:number-columns-repeated="2"/>
          <table:table-cell table:style-name="ce2" table:formula="of:=SUM([.D2:.D22])" office:value-type="currency" office:currency="BRL" office:value="25075" calcext:value-type="currency">
            <text:p>R$ 25.07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ual Administração SUCESU ( 10%)</text:p>
          </table:table-cell>
          <table:table-cell table:number-columns-repeated="2"/>
          <table:table-cell table:style-name="ce2" table:formula="of:=[.D27]*10/100" office:value-type="currency" office:currency="BRL" office:value="2786.3" calcext:value-type="currency">
            <text:p>R$ 2.786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Gastos</text:p>
          </table:table-cell>
          <table:table-cell table:number-columns-repeated="2"/>
          <table:table-cell table:style-name="ce2" table:formula="of:=[.D24]+[.D23]" office:value-type="currency" office:currency="BRL" office:value="27861.3" calcext:value-type="currency">
            <text:p>R$ 27.861,3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Total Previsto de Cotas ( Patrocinadores )</text:p>
          </table:table-cell>
          <table:table-cell table:number-columns-repeated="2"/>
          <table:table-cell table:style-name="ce2" office:value-type="currency" office:currency="BRL" office:value="27863" calcext:value-type="currency">
            <text:p>R$ 27.863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style-name="ce2" table:formula="of:=[.D27]-[.D25]" office:value-type="currency" office:currency="BRL" office:value="1.70000000000437" calcext:value-type="currency">
            <text:p>R$ 1,7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" table:formula="of:=[.D2]+[.D3]+[.D4]+[.D5]+[.D6]+[.D7]+[.D8]+[.D9]+[.D10]+[.D11]+[.D12]+[.D13]+[.D14]+[.D15]+[.D16]+[.D17]+[.D18]+[.D19]+[.D20]+[.D21]" office:value-type="currency" office:currency="BRL" office:value="25075" calcext:value-type="currency">
            <text:p>R$ 25.075,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C35]*[.B35]" office:value-type="float" office:value="4050" calcext:value-type="float">
            <text:p>40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lestrant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formula="of:=[.C36]*[.B36]" office:value-type="float" office:value="5580" calcext:value-type="float">
            <text:p>55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rganização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C37]*[.B37]" office:value-type="float" office:value="2325" calcext:value-type="float">
            <text:p>23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rticipant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35:.F37]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table:formula="of:=[.C40]*[.B40]" office:value-type="float" office:value="4836" calcext:value-type="float">
            <text:p>48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formula="of:=[.C41]*[.B41]" office:value-type="float" office:value="5580" calcext:value-type="float">
            <text:p>55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C42]*[.B42]" office:value-type="float" office:value="2325" calcext:value-type="float">
            <text:p>2325</text:p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G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52:.G56])" office:value-type="float" office:value="90" calcext:value-type="float">
            <text:p>90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P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 calcext:value-type="string">
            <text:p>Palestrantes <text:s/>( Costas ADMIN)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rticipantes ( Costas sem Identificação )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rganização <text:s/>( Costas ORGANIZAÇÃO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C62:.C64])" office:value-type="float" office:value="5" calcext:value-type="float">
            <text:p>5</text:p>
          </table:table-cell>
          <table:table-cell table:formula="of:=SUM([.D62:.D64])" office:value-type="float" office:value="48" calcext:value-type="float">
            <text:p>48</text:p>
          </table:table-cell>
          <table:table-cell table:formula="of:=SUM([.E62:.E64])" office:value-type="float" office:value="30" calcext:value-type="float">
            <text:p>30</text:p>
          </table:table-cell>
          <table:table-cell table:formula="of:=SUM([.F62:.F64])" office:value-type="float" office:value="6" calcext:value-type="float">
            <text:p>6</text:p>
          </table:table-cell>
          <table:table-cell table:formula="of:=SUM([.G62:.G64])" office:value-type="float" office:value="1" calcext:value-type="float">
            <text:p>1</text:p>
          </table:table-cell>
          <table:table-cell table:number-columns-repeated="2"/>
        </table:table-row>
      </table:table>
      <table:table table:name="Planilha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2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NPJ ou CPF</text:p>
          </table:table-cell>
          <table:table-cell table:style-name="ce1" office:value-type="string" calcext:value-type="string">
            <text:p>Banco </text:p>
          </table:table-cell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Compro. Ennviad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Olimpic Lanches Ltda</text:p>
          </table:table-cell>
          <table:table-cell office:value-type="string" calcext:value-type="string">
            <text:p>03.721.493/0001-47</text:p>
          </table:table-cell>
          <table:table-cell office:value-type="string" calcext:value-type="string">
            <text:p>HSBC <text:s/>Ag: 0152 <text:s text:c="3"/>c/c: 09286-69</text:p>
          </table:table-cell>
          <table:table-cell table:formula="of:=[Planilha1.D2]" office:value-type="currency" office:currency="BRL" office:value="7560" calcext:value-type="currency">
            <text:p>R$ 7.5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stria Gráfica Delta <text:s/>LTDA</text:p>
          </table:table-cell>
          <table:table-cell office:value-type="string" calcext:value-type="string">
            <text:p>76.152.057/0001-78</text:p>
          </table:table-cell>
          <table:table-cell office:value-type="string" calcext:value-type="string">
            <text:p>Banco Itau Ag 0616 – CC 08216-0</text:p>
          </table:table-cell>
          <table:table-cell table:formula="of:=SUM([Planilha1.D9:.D17])" office:value-type="currency" office:currency="BRL" office:value="2828" calcext:value-type="currency">
            <text:p>R$ 2.82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nge Santiago</text:p>
          </table:table-cell>
          <table:table-cell office:value-type="string" calcext:value-type="string">
            <text:p>393.513.609-97</text:p>
          </table:table-cell>
          <table:table-cell office:value-type="string" calcext:value-type="string">
            <text:p>CEF (Poupança) AG.0370 - Op 013 – Conta 00108451-2</text:p>
          </table:table-cell>
          <table:table-cell table:formula="of:=[Planilha1.D3]" office:value-type="currency" office:currency="BRL" office:value="700" calcext:value-type="currency">
            <text:p>R$ 7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ele Chemberge (Papelaria + Brindes)</text:p>
          </table:table-cell>
          <table:table-cell office:value-type="string" calcext:value-type="string">
            <text:p>022.717.009-14</text:p>
          </table:table-cell>
          <table:table-cell office:value-type="string" calcext:value-type="string">
            <text:p>Banco do Brasil AG. 3041-4 CC 31566-4</text:p>
          </table:table-cell>
          <table:table-cell table:formula="of:=[Planilha1.D21]+[Planilha1.D18]" office:value-type="currency" office:currency="BRL" office:value="1075" calcext:value-type="currency">
            <text:p>R$ 1.07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AG</text:p>
          </table:table-cell>
          <table:table-cell table:number-columns-repeated="2" office:value-type="string" calcext:value-type="string">
            <text:p>Boleto faturado</text:p>
          </table:table-cell>
          <table:table-cell table:formula="of:=SUM([Planilha1.D7:.D8])" office:value-type="currency" office:currency="BRL" office:value="1540" calcext:value-type="currency">
            <text:p>R$ 1.540,00</text:p>
          </table:table-cell>
          <table:table-cell table:number-columns-repeated="2"/>
          <table:table-cell office:value-type="string" calcext:value-type="string">
            <text:p>Valor Aproximado devido a frete</text:p>
          </table:table-cell>
        </table:table-row>
        <table:table-row table:style-name="ro1">
          <table:table-cell office:value-type="string" calcext:value-type="string">
            <text:p>Luis Javier Caballero Pierlet <text:s/>( ab traduções )</text:p>
          </table:table-cell>
          <table:table-cell office:value-type="string" calcext:value-type="string">
            <text:p>12.027.356/0001-06</text:p>
          </table:table-cell>
          <table:table-cell office:value-type="string" calcext:value-type="string">
            <text:p>Banco do Brasil AG. 1534-2 CC 28740-7</text:p>
          </table:table-cell>
          <table:table-cell table:formula="of:=[Planilha1.D5]" office:value-type="currency" office:currency="BRL" office:value="2600" calcext:value-type="currency">
            <text:p>R$ 2.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Aguás Ltda</text:p>
          </table:table-cell>
          <table:table-cell office:value-type="string" calcext:value-type="string">
            <text:p>11.351.508/0001-50</text:p>
          </table:table-cell>
          <table:table-cell office:value-type="string" calcext:value-type="string">
            <text:p>Banco do Brasil AG. 2920-3 CC 22935-0</text:p>
          </table:table-cell>
          <table:table-cell table:formula="of:=[Planilha1.D19]" office:value-type="currency" office:currency="BRL" office:value="72" calcext:value-type="currency">
            <text:p>R$ 72,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losso Ltda Eventos</text:p>
          </table:table-cell>
          <table:table-cell office:value-type="string" calcext:value-type="string">
            <text:p>76.687.656/0001-96</text:p>
          </table:table-cell>
          <table:table-cell office:value-type="string" calcext:value-type="string">
            <text:p>Bradesco AG 2248-9 CC 10915-0</text:p>
          </table:table-cell>
          <table:table-cell table:formula="of:=[Planilha1.D20]" office:value-type="currency" office:currency="BRL" office:value="2250" calcext:value-type="currency">
            <text:p>R$ 2.250,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seta Brasil Comércio Confeçção Ltda</text:p>
          </table:table-cell>
          <table:table-cell office:value-type="string" calcext:value-type="string">
            <text:p>15.496.471/0001-00</text:p>
          </table:table-cell>
          <table:table-cell office:value-type="string" calcext:value-type="string">
            <text:p>Banco Itaú <text:s/>Ag: 3835 <text:s/>C.C: 32633-5</text:p>
          </table:table-cell>
          <table:table-cell table:formula="of:=[Planilha1.D6]" office:value-type="currency" office:currency="BRL" office:value="4050" calcext:value-type="currency">
            <text:p>R$ 4.050,00</text:p>
          </table:table-cell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USESU-PR</text:p>
          </table:table-cell>
          <table:table-cell table:number-columns-repeated="2"/>
          <table:table-cell table:formula="of:=[Planilha1.D24]" office:value-type="currency" office:currency="BRL" office:value="2786.3" calcext:value-type="currency">
            <text:p>R$ 2.786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ola Junior da Universidade Positivo</text:p>
          </table:table-cell>
          <table:table-cell table:number-columns-repeated="2" table:style-name="ce4" office:value-type="string" calcext:value-type="string">
            <text:p>Faltando</text:p>
          </table:table-cell>
          <table:table-cell table:formula="of:=[Planilha1.D4]" office:value-type="currency" office:currency="BRL" office:value="2400" calcext:value-type="currency">
            <text:p>R$ 2.400,00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or Compras</text:p>
          </table:table-cell>
          <table:table-cell table:formula="of:=SUM([.D2:.D12])" office:value-type="currency" office:currency="BRL" office:value="27861.3" calcext:value-type="currency">
            <text:p>R$ 27.861,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or Receita</text:p>
          </table:table-cell>
          <table:table-cell office:value-type="currency" office:currency="BRL" office:value="27863" calcext:value-type="currency">
            <text:p>R$ 27.863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ldo</text:p>
          </table:table-cell>
          <table:table-cell table:formula="of:=[.D16]-[.D15]" office:value-type="currency" office:currency="BRL" office:value="1.70000000000073" calcext:value-type="currency">
            <text:p>R$ 1,7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23:43:41.662096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0:03:50.039481312</meta:creation-date>
    <meta:editing-duration>PT12H26M9S</meta:editing-duration>
    <meta:editing-cycles>96</meta:editing-cycles>
    <meta:generator>LibreOffice/4.2.8.2$Linux_X86_64 LibreOffice_project/420m0$Build-2</meta:generator>
    <dc:date>2015-05-09T23:44:43.703867857</dc:date>
    <meta:document-statistic meta:table-count="2" meta:cell-count="273" meta:object-count="0"/>
  </office:meta>
</office:document-meta>
</file>